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5cm" svg:height="4.179cm" draw:transform="skewX (-0.000872664625997166) rotate (-1.55229583672376) translate (7.1089881290746cm 6.9643775287274cm)" svg:viewBox="0 0 1186 4180" svg:d="M1185 4090c-57-187-186-1353-230-1713-44-359-148-1843-141-1986 1-124-860-676-812-202 49 474 176 1681 230 2143 55 465 112 1368 152 1654s830 197 801 104z">
          <text:p/>
        </draw:path>
        <draw:path draw:style-name="gr1" draw:text-style-name="P1" draw:layer="layout" svg:width="0.903cm" svg:height="0.661cm" draw:transform="rotate (-2.15757602131539) translate (7.3368244404367cm 7.1244484371656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6259911071034cm 7.5686151038324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4:31.939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